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f6dd7" officeooo:paragraph-rsid="000f6dd7"/>
    </style:style>
    <style:style style:name="P2" style:family="paragraph" style:parent-style-name="Standard">
      <style:paragraph-properties fo:text-align="justify" style:justify-single-word="false"/>
      <style:text-properties officeooo:rsid="000f6dd7" officeooo:paragraph-rsid="00236b91"/>
    </style:style>
    <style:style style:name="P3" style:family="paragraph" style:parent-style-name="Standard">
      <style:paragraph-properties fo:text-align="justify" style:justify-single-word="false"/>
      <style:text-properties officeooo:rsid="0013b057" officeooo:paragraph-rsid="00295fc4"/>
    </style:style>
    <style:style style:name="P4" style:family="paragraph" style:parent-style-name="Standard">
      <style:paragraph-properties fo:text-align="justify" style:justify-single-word="false"/>
      <style:text-properties officeooo:rsid="0013b057" officeooo:paragraph-rsid="002b2a3a"/>
    </style:style>
    <style:style style:name="P5" style:family="paragraph" style:parent-style-name="Standard">
      <style:paragraph-properties fo:text-align="justify" style:justify-single-word="false"/>
      <style:text-properties officeooo:rsid="0013b057" officeooo:paragraph-rsid="0013b057"/>
    </style:style>
    <style:style style:name="P6" style:family="paragraph" style:parent-style-name="Standard">
      <style:paragraph-properties fo:text-align="justify" style:justify-single-word="false"/>
      <style:text-properties officeooo:rsid="0013d513" officeooo:paragraph-rsid="0013d513"/>
    </style:style>
    <style:style style:name="P7" style:family="paragraph" style:parent-style-name="Standard">
      <style:paragraph-properties fo:text-align="justify" style:justify-single-word="false"/>
      <style:text-properties fo:font-size="14pt" fo:font-weight="bold" officeooo:rsid="00158ca4" officeooo:paragraph-rsid="00158c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178388" officeooo:paragraph-rsid="00178388"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1d7e1f" officeooo:paragraph-rsid="001d7e1f"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0f6dd7" officeooo:paragraph-rsid="000f6dd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95fc4" officeooo:paragraph-rsid="00295fc4"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95fc4" officeooo:paragraph-rsid="00641db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34ffab" officeooo:paragraph-rsid="0034ffab"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4f3fff" officeooo:paragraph-rsid="004f3fff"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4bfde9" officeooo:paragraph-rsid="00641db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692a8e" officeooo:paragraph-rsid="00692a8e"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7d4610" officeooo:paragraph-rsid="007d4610"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officeooo:rsid="0013b057" officeooo:paragraph-rsid="00295fc4" style:font-size-asian="14pt" style:font-size-complex="14pt"/>
    </style:style>
    <style:style style:name="P19" style:family="paragraph" style:parent-style-name="Standard">
      <style:paragraph-properties fo:text-align="justify" style:justify-single-word="false"/>
      <style:text-properties fo:font-size="14pt" officeooo:rsid="002fa56b" officeooo:paragraph-rsid="002fa56b" style:font-size-asian="14pt" style:font-size-complex="14pt"/>
    </style:style>
    <style:style style:name="P20" style:family="paragraph" style:parent-style-name="Standard">
      <style:paragraph-properties fo:text-align="justify" style:justify-single-word="false"/>
      <style:text-properties fo:font-size="14pt" fo:font-weight="normal" officeooo:rsid="00178388" officeooo:paragraph-rsid="001a9179"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2pt" fo:font-weight="normal" officeooo:rsid="00178388" officeooo:paragraph-rsid="0017838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78388" officeooo:paragraph-rsid="00385fb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78388" officeooo:paragraph-rsid="00692a8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c1125" officeooo:paragraph-rsid="001c1125"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d7e1f" officeooo:paragraph-rsid="00178388"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d7e1f" officeooo:paragraph-rsid="001d7e1f"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1f456f" officeooo:paragraph-rsid="001f456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4b85d" officeooo:paragraph-rsid="0024b85d"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95fc4" officeooo:paragraph-rsid="00295fc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b2a3a" officeooo:paragraph-rsid="002b2a3a"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b2a3a" officeooo:paragraph-rsid="0042f93a"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ca9cf" officeooo:paragraph-rsid="002ca9cf"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fa56b" officeooo:paragraph-rsid="0017838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fa56b" officeooo:paragraph-rsid="00385fb2"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41014e" officeooo:paragraph-rsid="0041014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44af52" officeooo:paragraph-rsid="0044af52"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55e500" officeooo:paragraph-rsid="0055e500"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1a9179" officeooo:paragraph-rsid="00692a8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2a094" officeooo:paragraph-rsid="0022a09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692a8e" officeooo:paragraph-rsid="00692a8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7a8996" officeooo:paragraph-rsid="007a899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7a8996" officeooo:paragraph-rsid="007c3c34"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bold" officeooo:rsid="001d7e1f" officeooo:paragraph-rsid="001d7e1f"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692a8e" officeooo:paragraph-rsid="00692a8e"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officeooo:rsid="002b2a3a" officeooo:paragraph-rsid="002b2a3a" style:font-size-asian="12pt" style:font-size-complex="12pt"/>
    </style:style>
    <style:style style:name="P46" style:family="paragraph" style:parent-style-name="Standard">
      <style:paragraph-properties fo:text-align="justify" style:justify-single-word="false"/>
      <style:text-properties fo:font-size="12pt" officeooo:rsid="002b2a3a" officeooo:paragraph-rsid="003bd397" style:font-size-asian="12pt" style:font-size-complex="12pt"/>
    </style:style>
    <style:style style:name="P47" style:family="paragraph" style:parent-style-name="Standard">
      <style:paragraph-properties fo:text-align="justify" style:justify-single-word="false"/>
      <style:text-properties fo:font-size="12pt" officeooo:rsid="0010b16f" officeooo:paragraph-rsid="0034ffab" style:font-size-asian="12pt" style:font-size-complex="12pt"/>
    </style:style>
    <style:style style:name="P48" style:family="paragraph" style:parent-style-name="Standard">
      <style:paragraph-properties fo:text-align="justify" style:justify-single-word="false"/>
      <style:text-properties fo:font-size="12pt" officeooo:rsid="003f2a71" officeooo:paragraph-rsid="003f2a71" style:font-size-asian="12pt" style:font-size-complex="12pt"/>
    </style:style>
    <style:style style:name="P49" style:family="paragraph" style:parent-style-name="Standard">
      <style:paragraph-properties fo:text-align="justify" style:justify-single-word="false"/>
      <style:text-properties fo:font-size="12pt" officeooo:rsid="0041014e" officeooo:paragraph-rsid="0041014e" style:font-size-asian="12pt" style:font-size-complex="12pt"/>
    </style:style>
    <style:style style:name="P50" style:family="paragraph" style:parent-style-name="Standard">
      <style:paragraph-properties fo:text-align="justify" style:justify-single-word="false"/>
      <style:text-properties fo:font-size="12pt" officeooo:rsid="0013b057" officeooo:paragraph-rsid="00295fc4" style:font-size-asian="12pt" style:font-size-complex="12pt"/>
    </style:style>
    <style:style style:name="P51" style:family="paragraph" style:parent-style-name="Standard">
      <style:paragraph-properties fo:text-align="justify" style:justify-single-word="false"/>
      <style:text-properties fo:font-size="12pt" officeooo:rsid="0042f93a" officeooo:paragraph-rsid="0042f93a" style:font-size-asian="12pt" style:font-size-complex="12pt"/>
    </style:style>
    <style:style style:name="P52" style:family="paragraph" style:parent-style-name="Standard">
      <style:paragraph-properties fo:text-align="justify" style:justify-single-word="false"/>
      <style:text-properties fo:font-size="12pt" officeooo:rsid="004949d2" officeooo:paragraph-rsid="004949d2" style:font-size-asian="12pt" style:font-size-complex="12pt"/>
    </style:style>
    <style:style style:name="P53" style:family="paragraph" style:parent-style-name="Standard">
      <style:paragraph-properties fo:text-align="justify" style:justify-single-word="false"/>
      <style:text-properties fo:font-size="12pt" officeooo:rsid="004949d2" officeooo:paragraph-rsid="004817ab" style:font-size-asian="12pt" style:font-size-complex="12pt"/>
    </style:style>
    <style:style style:name="P54" style:family="paragraph" style:parent-style-name="Standard">
      <style:paragraph-properties fo:text-align="justify" style:justify-single-word="false"/>
      <style:text-properties fo:font-size="12pt" officeooo:rsid="004b3b4b" officeooo:paragraph-rsid="004b3b4b" style:font-size-asian="12pt" style:font-size-complex="12pt"/>
    </style:style>
    <style:style style:name="P55" style:family="paragraph" style:parent-style-name="Standard">
      <style:paragraph-properties fo:text-align="justify" style:justify-single-word="false"/>
      <style:text-properties fo:font-size="12pt" officeooo:rsid="004d57d6" officeooo:paragraph-rsid="004d57d6" style:font-size-asian="12pt" style:font-size-complex="12pt"/>
    </style:style>
    <style:style style:name="P56" style:family="paragraph" style:parent-style-name="Standard">
      <style:paragraph-properties fo:text-align="justify" style:justify-single-word="false"/>
      <style:text-properties fo:font-size="12pt" officeooo:rsid="00236b91" officeooo:paragraph-rsid="00236b91" style:font-size-asian="12pt" style:font-size-complex="12pt"/>
    </style:style>
    <style:style style:name="P57" style:family="paragraph" style:parent-style-name="Standard">
      <style:paragraph-properties fo:text-align="justify" style:justify-single-word="false"/>
      <style:text-properties fo:font-size="12pt" officeooo:rsid="000f6dd7" officeooo:paragraph-rsid="00236b91" style:font-size-asian="12pt" style:font-size-complex="12pt"/>
    </style:style>
    <style:style style:name="P58" style:family="paragraph" style:parent-style-name="Standard">
      <style:paragraph-properties fo:text-align="justify" style:justify-single-word="false"/>
      <style:text-properties fo:font-size="12pt" officeooo:rsid="0013d513" officeooo:paragraph-rsid="0034ffab" style:font-size-asian="12pt" style:font-size-complex="12pt"/>
    </style:style>
    <style:style style:name="P59" style:family="paragraph" style:parent-style-name="Standard">
      <style:paragraph-properties fo:text-align="justify" style:justify-single-word="false"/>
      <style:text-properties fo:font-size="12pt" officeooo:rsid="001fcfce" officeooo:paragraph-rsid="003ac80f" style:font-size-asian="12pt" style:font-size-complex="12pt"/>
    </style:style>
    <style:style style:name="P60" style:family="paragraph" style:parent-style-name="Standard">
      <style:paragraph-properties fo:text-align="justify" style:justify-single-word="false"/>
      <style:text-properties fo:font-size="12pt" officeooo:rsid="0020e054" officeooo:paragraph-rsid="00236b91" style:font-size-asian="12pt" style:font-size-complex="12pt"/>
    </style:style>
    <style:style style:name="P61" style:family="paragraph" style:parent-style-name="Standard">
      <style:paragraph-properties fo:text-align="justify" style:justify-single-word="false"/>
      <style:text-properties fo:font-size="12pt" officeooo:rsid="004817ab" officeooo:paragraph-rsid="0034ffab" style:font-size-asian="12pt" style:font-size-complex="12pt"/>
    </style:style>
    <style:style style:name="P62" style:family="paragraph" style:parent-style-name="Standard">
      <style:paragraph-properties fo:text-align="justify" style:justify-single-word="false"/>
      <style:text-properties fo:font-size="12pt" officeooo:rsid="004817ab" officeooo:paragraph-rsid="0066b297" style:font-size-asian="12pt" style:font-size-complex="12pt"/>
    </style:style>
    <style:style style:name="P63" style:family="paragraph" style:parent-style-name="Standard">
      <style:paragraph-properties fo:text-align="justify" style:justify-single-word="false"/>
      <style:text-properties fo:font-size="12pt" officeooo:rsid="004817ab" officeooo:paragraph-rsid="006c1164" style:font-size-asian="12pt" style:font-size-complex="12pt"/>
    </style:style>
    <style:style style:name="P64" style:family="paragraph" style:parent-style-name="Standard">
      <style:paragraph-properties fo:text-align="justify" style:justify-single-word="false"/>
      <style:text-properties fo:font-size="12pt" officeooo:rsid="004817ab" officeooo:paragraph-rsid="0078e93c" style:font-size-asian="12pt" style:font-size-complex="12pt"/>
    </style:style>
    <style:style style:name="P65" style:family="paragraph" style:parent-style-name="Standard">
      <style:paragraph-properties fo:text-align="justify" style:justify-single-word="false"/>
      <style:text-properties fo:font-size="12pt" officeooo:rsid="00526a6f" officeooo:paragraph-rsid="0066b297" style:font-size-asian="12pt" style:font-size-complex="12pt"/>
    </style:style>
    <style:style style:name="P66" style:family="paragraph" style:parent-style-name="Standard">
      <style:paragraph-properties fo:text-align="justify" style:justify-single-word="false"/>
      <style:text-properties fo:font-size="12pt" officeooo:rsid="003cc6aa" officeooo:paragraph-rsid="0066b297" style:font-size-asian="12pt" style:font-size-complex="12pt"/>
    </style:style>
    <style:style style:name="P67" style:family="paragraph" style:parent-style-name="Standard">
      <style:paragraph-properties fo:text-align="justify" style:justify-single-word="false"/>
      <style:text-properties fo:font-size="12pt" officeooo:rsid="006c093d" officeooo:paragraph-rsid="006c093d" style:font-size-asian="12pt" style:font-size-complex="12pt"/>
    </style:style>
    <style:style style:name="P68" style:family="paragraph" style:parent-style-name="Standard">
      <style:paragraph-properties fo:text-align="justify" style:justify-single-word="false"/>
      <style:text-properties fo:font-size="12pt" officeooo:rsid="006dc239" officeooo:paragraph-rsid="006dc239" style:font-size-asian="12pt" style:font-size-complex="12pt"/>
    </style:style>
    <style:style style:name="P69" style:family="paragraph" style:parent-style-name="Standard">
      <style:paragraph-properties fo:text-align="justify" style:justify-single-word="false"/>
      <style:text-properties fo:font-size="12pt" officeooo:rsid="00785b0b" officeooo:paragraph-rsid="00785b0b" style:font-size-asian="12pt" style:font-size-complex="12pt"/>
    </style:style>
    <style:style style:name="P70" style:family="paragraph" style:parent-style-name="Standard">
      <style:paragraph-properties fo:text-align="justify" style:justify-single-word="false"/>
      <style:text-properties fo:font-size="12pt" fo:font-style="italic" fo:font-weight="normal" officeooo:rsid="0024b85d" officeooo:paragraph-rsid="0024b85d"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justify" style:justify-single-word="false"/>
      <style:text-properties fo:font-size="12pt" fo:font-style="italic" fo:font-weight="normal" officeooo:rsid="00267dde" officeooo:paragraph-rsid="00267dde"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justify" style:justify-single-word="false"/>
      <style:text-properties fo:font-size="12pt" fo:font-style="normal" fo:font-weight="normal" officeooo:rsid="00503fc2" officeooo:paragraph-rsid="001d7e1f"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weight="normal" officeooo:rsid="000f6dd7" officeooo:paragraph-rsid="000f6dd7" style:font-weight-asian="normal" style:font-weight-complex="normal"/>
    </style:style>
    <style:style style:name="P74" style:family="paragraph" style:parent-style-name="Standard">
      <style:paragraph-properties fo:text-align="justify" style:justify-single-word="false"/>
      <style:text-properties officeooo:rsid="00236b91" officeooo:paragraph-rsid="00236b91"/>
    </style:style>
    <style:style style:name="P75" style:family="paragraph" style:parent-style-name="Standard">
      <style:paragraph-properties fo:text-align="justify" style:justify-single-word="false" fo:break-before="page"/>
      <style:text-properties officeooo:rsid="00236b91" officeooo:paragraph-rsid="00236b91"/>
    </style:style>
    <style:style style:name="P76" style:family="paragraph" style:parent-style-name="Standard">
      <style:paragraph-properties fo:text-align="justify" style:justify-single-word="false"/>
      <style:text-properties officeooo:rsid="00295fc4" officeooo:paragraph-rsid="00295fc4"/>
    </style:style>
    <style:style style:name="P77" style:family="paragraph" style:parent-style-name="Standard">
      <style:paragraph-properties fo:text-align="justify" style:justify-single-word="false"/>
      <style:text-properties officeooo:rsid="002af614" officeooo:paragraph-rsid="002af614"/>
    </style:style>
    <style:style style:name="P78" style:family="paragraph" style:parent-style-name="Standard">
      <style:paragraph-properties fo:text-align="justify" style:justify-single-word="false"/>
      <style:text-properties officeooo:rsid="002b2a3a" officeooo:paragraph-rsid="003bd397"/>
    </style:style>
    <style:style style:name="P79" style:family="paragraph" style:parent-style-name="Standard">
      <style:paragraph-properties fo:text-align="justify" style:justify-single-word="false"/>
      <style:text-properties officeooo:rsid="002b2a3a" officeooo:paragraph-rsid="0066b297"/>
    </style:style>
    <style:style style:name="P80" style:family="paragraph" style:parent-style-name="Standard">
      <style:paragraph-properties fo:text-align="justify" style:justify-single-word="false"/>
      <style:text-properties officeooo:rsid="0010b16f" officeooo:paragraph-rsid="002fa56b"/>
    </style:style>
    <style:style style:name="P81" style:family="paragraph" style:parent-style-name="Standard">
      <style:paragraph-properties fo:text-align="justify" style:justify-single-word="false"/>
      <style:text-properties officeooo:rsid="0010b16f" officeooo:paragraph-rsid="0034ffab"/>
    </style:style>
    <style:style style:name="P82" style:family="paragraph" style:parent-style-name="Standard">
      <style:paragraph-properties fo:text-align="justify" style:justify-single-word="false"/>
      <style:text-properties officeooo:rsid="00385fb2" officeooo:paragraph-rsid="00385fb2"/>
    </style:style>
    <style:style style:name="P83" style:family="paragraph" style:parent-style-name="Standard">
      <style:paragraph-properties fo:text-align="justify" style:justify-single-word="false"/>
      <style:text-properties officeooo:rsid="003cc6aa" officeooo:paragraph-rsid="003cc6aa"/>
    </style:style>
    <style:style style:name="P84" style:family="paragraph" style:parent-style-name="Standard">
      <style:paragraph-properties fo:text-align="justify" style:justify-single-word="false"/>
      <style:text-properties officeooo:rsid="003cc6aa" officeooo:paragraph-rsid="0034ffab"/>
    </style:style>
    <style:style style:name="P85" style:family="paragraph" style:parent-style-name="Standard">
      <style:paragraph-properties fo:text-align="justify" style:justify-single-word="false"/>
      <style:text-properties officeooo:rsid="003cc6aa" officeooo:paragraph-rsid="0066b297"/>
    </style:style>
    <style:style style:name="P86" style:family="paragraph" style:parent-style-name="Standard">
      <style:paragraph-properties fo:text-align="justify" style:justify-single-word="false"/>
      <style:text-properties officeooo:rsid="00561331" officeooo:paragraph-rsid="00178388"/>
    </style:style>
    <style:style style:name="P87" style:family="paragraph" style:parent-style-name="Standard">
      <style:paragraph-properties fo:text-align="justify" style:justify-single-word="false"/>
      <style:text-properties officeooo:rsid="00574842" officeooo:paragraph-rsid="00574842"/>
    </style:style>
    <style:style style:name="P88" style:family="paragraph" style:parent-style-name="Standard">
      <style:paragraph-properties fo:text-align="justify" style:justify-single-word="false"/>
      <style:text-properties officeooo:rsid="001fcfce" officeooo:paragraph-rsid="001fcfce"/>
    </style:style>
    <style:style style:name="P89" style:family="paragraph" style:parent-style-name="Standard">
      <style:paragraph-properties fo:text-align="justify" style:justify-single-word="false"/>
      <style:text-properties officeooo:rsid="005cbf91" officeooo:paragraph-rsid="005cbf91"/>
    </style:style>
    <style:style style:name="P90" style:family="paragraph" style:parent-style-name="Standard">
      <style:paragraph-properties fo:text-align="justify" style:justify-single-word="false"/>
      <style:text-properties officeooo:rsid="005e24a7" officeooo:paragraph-rsid="005e24a7"/>
    </style:style>
    <style:style style:name="P91" style:family="paragraph" style:parent-style-name="Standard">
      <style:paragraph-properties fo:text-align="justify" style:justify-single-word="false"/>
      <style:text-properties officeooo:rsid="005f2eff" officeooo:paragraph-rsid="005f2eff"/>
    </style:style>
    <style:style style:name="P92" style:family="paragraph" style:parent-style-name="Standard">
      <style:paragraph-properties fo:text-align="justify" style:justify-single-word="false"/>
      <style:text-properties fo:font-weight="bold" officeooo:rsid="005e24a7" officeooo:paragraph-rsid="005e24a7" style:font-weight-asian="bold" style:font-weight-complex="bold"/>
    </style:style>
    <style:style style:name="P93" style:family="paragraph" style:parent-style-name="Standard">
      <style:paragraph-properties fo:text-align="justify" style:justify-single-word="false"/>
      <style:text-properties fo:font-weight="bold" officeooo:rsid="005f2eff" officeooo:paragraph-rsid="005f2eff" style:font-weight-asian="bold" style:font-weight-complex="bold"/>
    </style:style>
    <style:style style:name="P94" style:family="paragraph" style:parent-style-name="Standard">
      <style:paragraph-properties fo:text-align="justify" style:justify-single-word="false"/>
      <style:text-properties fo:font-weight="bold" officeooo:rsid="0034ffab" officeooo:paragraph-rsid="0034ffab" style:font-weight-asian="bold" style:font-weight-complex="bold"/>
    </style:style>
    <style:style style:name="P95" style:family="paragraph" style:parent-style-name="Standard">
      <style:paragraph-properties fo:text-align="justify" style:justify-single-word="false"/>
      <style:text-properties fo:font-weight="bold" officeooo:rsid="00667ffa" officeooo:paragraph-rsid="00667ffa" style:font-weight-asian="bold" style:font-weight-complex="bold"/>
    </style:style>
    <style:style style:name="P96" style:family="paragraph" style:parent-style-name="Standard">
      <style:paragraph-properties fo:text-align="justify" style:justify-single-word="false"/>
      <style:text-properties fo:font-weight="bold" officeooo:paragraph-rsid="0060fff2" style:font-weight-asian="bold" style:font-weight-complex="bold"/>
    </style:style>
    <style:style style:name="P97" style:family="paragraph" style:parent-style-name="Standard">
      <style:paragraph-properties fo:text-align="justify" style:justify-single-word="false"/>
      <style:text-properties officeooo:rsid="00641dbd" officeooo:paragraph-rsid="00641dbd"/>
    </style:style>
    <style:style style:name="P98" style:family="paragraph" style:parent-style-name="Standard">
      <style:paragraph-properties fo:text-align="justify" style:justify-single-word="false"/>
      <style:text-properties officeooo:rsid="00641dbd" officeooo:paragraph-rsid="0066b297"/>
    </style:style>
    <style:style style:name="P99" style:family="paragraph" style:parent-style-name="Standard">
      <style:paragraph-properties fo:text-align="justify" style:justify-single-word="false"/>
      <style:text-properties officeooo:rsid="0034ffab" officeooo:paragraph-rsid="0034ffab"/>
    </style:style>
    <style:style style:name="P100" style:family="paragraph" style:parent-style-name="Standard">
      <style:paragraph-properties fo:text-align="justify" style:justify-single-word="false"/>
      <style:text-properties officeooo:rsid="00667ffa" officeooo:paragraph-rsid="00667ffa"/>
    </style:style>
    <style:style style:name="P101" style:family="paragraph" style:parent-style-name="Standard">
      <style:paragraph-properties fo:text-align="justify" style:justify-single-word="false"/>
      <style:text-properties fo:font-size="13pt" fo:font-weight="bold" officeooo:rsid="005e24a7" officeooo:paragraph-rsid="005e24a7" style:font-size-asian="13pt" style:font-weight-asian="bold" style:font-size-complex="13pt" style:font-weight-complex="bold"/>
    </style:style>
    <style:style style:name="P102" style:family="paragraph" style:parent-style-name="Standard">
      <style:paragraph-properties fo:text-align="justify" style:justify-single-word="false"/>
      <style:text-properties fo:font-size="13pt" fo:font-weight="bold" officeooo:rsid="0066b297" officeooo:paragraph-rsid="0066b297" style:font-size-asian="13pt" style:font-weight-asian="bold" style:font-size-complex="13pt" style:font-weight-complex="bold"/>
    </style:style>
    <style:style style:name="P103" style:family="paragraph" style:parent-style-name="Standard">
      <style:paragraph-properties fo:text-align="justify" style:justify-single-word="false"/>
      <style:text-properties officeooo:rsid="003bd397" officeooo:paragraph-rsid="0066b297"/>
    </style:style>
    <style:style style:name="P104" style:family="paragraph" style:parent-style-name="Standard">
      <style:paragraph-properties fo:text-align="justify" style:justify-single-word="false"/>
      <style:text-properties officeooo:rsid="0066b297" officeooo:paragraph-rsid="0066b297"/>
    </style:style>
    <style:style style:name="P105" style:family="paragraph" style:parent-style-name="Standard">
      <style:paragraph-properties fo:text-align="justify" style:justify-single-word="false"/>
      <style:text-properties fo:font-style="italic" officeooo:rsid="005e24a7" officeooo:paragraph-rsid="005e24a7" style:font-style-asian="italic" style:font-style-complex="italic"/>
    </style:style>
    <style:style style:name="P106" style:family="paragraph" style:parent-style-name="Standard">
      <style:paragraph-properties fo:text-align="justify" style:justify-single-word="false"/>
      <style:text-properties officeooo:rsid="0060fff2" officeooo:paragraph-rsid="0060fff2"/>
    </style:style>
    <style:style style:name="P107" style:family="paragraph" style:parent-style-name="Standard">
      <style:paragraph-properties fo:text-align="justify" style:justify-single-word="false"/>
      <style:text-properties officeooo:paragraph-rsid="006dc239"/>
    </style:style>
    <style:style style:name="P108" style:family="paragraph" style:parent-style-name="Standard">
      <style:paragraph-properties fo:text-align="justify" style:justify-single-word="false"/>
      <style:text-properties officeooo:paragraph-rsid="00714c71"/>
    </style:style>
    <style:style style:name="P109" style:family="paragraph" style:parent-style-name="Standard">
      <style:paragraph-properties fo:text-align="justify" style:justify-single-word="false"/>
      <style:text-properties officeooo:rsid="006dc239" officeooo:paragraph-rsid="006dc239"/>
    </style:style>
    <style:style style:name="P110" style:family="paragraph" style:parent-style-name="Standard">
      <style:paragraph-properties fo:text-align="justify" style:justify-single-word="false"/>
      <style:text-properties officeooo:rsid="006dc239" officeooo:paragraph-rsid="0074277f"/>
    </style:style>
    <style:style style:name="P111" style:family="paragraph" style:parent-style-name="Standard">
      <style:paragraph-properties fo:text-align="justify" style:justify-single-word="false"/>
      <style:text-properties officeooo:rsid="006f312d" officeooo:paragraph-rsid="00714c71"/>
    </style:style>
    <style:style style:name="P112" style:family="paragraph" style:parent-style-name="Standard">
      <style:paragraph-properties fo:text-align="justify" style:justify-single-word="false"/>
      <style:text-properties officeooo:rsid="007343a0" officeooo:paragraph-rsid="007343a0"/>
    </style:style>
    <style:style style:name="P113" style:family="paragraph" style:parent-style-name="Standard">
      <style:paragraph-properties fo:text-align="justify" style:justify-single-word="false"/>
      <style:text-properties officeooo:rsid="0073ddf3" officeooo:paragraph-rsid="0073ddf3"/>
    </style:style>
    <style:style style:name="P114" style:family="paragraph" style:parent-style-name="Standard">
      <style:paragraph-properties fo:text-align="justify" style:justify-single-word="false"/>
      <style:text-properties officeooo:rsid="007407ce" officeooo:paragraph-rsid="007407ce"/>
    </style:style>
    <style:style style:name="P115" style:family="paragraph" style:parent-style-name="Standard">
      <style:paragraph-properties fo:text-align="justify" style:justify-single-word="false"/>
      <style:text-properties officeooo:rsid="0074277f" officeooo:paragraph-rsid="0074277f"/>
    </style:style>
    <style:style style:name="P116" style:family="paragraph" style:parent-style-name="Standard">
      <style:paragraph-properties fo:text-align="justify" style:justify-single-word="false"/>
      <style:text-properties officeooo:rsid="00745b53" officeooo:paragraph-rsid="00745b53"/>
    </style:style>
    <style:style style:name="P117" style:family="paragraph" style:parent-style-name="Standard">
      <style:paragraph-properties fo:text-align="justify" style:justify-single-word="false"/>
      <style:text-properties officeooo:rsid="0074c527" officeooo:paragraph-rsid="0074c527"/>
    </style:style>
    <style:style style:name="P118" style:family="paragraph" style:parent-style-name="Standard">
      <style:paragraph-properties fo:text-align="justify" style:justify-single-word="false"/>
      <style:text-properties officeooo:rsid="00785b0b" officeooo:paragraph-rsid="00785b0b"/>
    </style:style>
    <style:style style:name="P119" style:family="paragraph" style:parent-style-name="Standard">
      <style:paragraph-properties fo:text-align="justify" style:justify-single-word="false"/>
      <style:text-properties officeooo:rsid="004bfde9" officeooo:paragraph-rsid="0080443b"/>
    </style:style>
    <style:style style:name="P120" style:family="paragraph" style:parent-style-name="Standard" style:list-style-name="L1">
      <style:paragraph-properties fo:text-align="justify" style:justify-single-word="false"/>
      <style:text-properties officeooo:rsid="005e24a7" officeooo:paragraph-rsid="005e24a7"/>
    </style:style>
    <style:style style:name="P121" style:family="paragraph" style:parent-style-name="Standard">
      <style:paragraph-properties fo:text-align="justify" style:justify-single-word="false"/>
      <style:text-properties officeooo:rsid="004bfde9" officeooo:paragraph-rsid="00641dbd"/>
    </style:style>
    <style:style style:name="P122" style:family="paragraph" style:parent-style-name="Standard">
      <style:paragraph-properties fo:text-align="justify" style:justify-single-word="false"/>
      <style:text-properties fo:font-size="12pt" fo:font-weight="normal" officeooo:rsid="00692a8e" officeooo:paragraph-rsid="00692a8e" style:font-size-asian="12pt" style:font-weight-asian="normal" style:font-size-complex="12pt" style:font-weight-complex="normal"/>
    </style:style>
    <style:style style:name="P123" style:family="paragraph" style:parent-style-name="Standard">
      <style:paragraph-properties fo:text-align="justify" style:justify-single-word="false"/>
      <style:text-properties officeooo:paragraph-rsid="008298c1"/>
    </style:style>
    <style:style style:name="P124" style:family="paragraph" style:parent-style-name="Standard">
      <style:paragraph-properties fo:text-align="justify" style:justify-single-word="false"/>
      <style:text-properties officeooo:rsid="00641dbd" officeooo:paragraph-rsid="0066b297"/>
    </style:style>
    <style:style style:name="T1" style:family="text">
      <style:text-properties officeooo:rsid="0013d513"/>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8298c1" style:font-size-asian="12pt" style:font-weight-asian="normal" style:font-size-complex="12pt" style:font-weight-complex="normal"/>
    </style:style>
    <style:style style:name="T4" style:family="text">
      <style:text-properties fo:font-size="12pt" fo:font-style="italic"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2pt" officeooo:rsid="006dc239" style:font-size-asian="12pt" style:font-size-complex="12pt"/>
    </style:style>
    <style:style style:name="T7" style:family="text">
      <style:text-properties fo:font-size="12pt" fo:language="fr" fo:country="FR" fo:font-weight="normal" officeooo:rsid="008298c1" style:font-size-asian="12pt" style:font-weight-asian="normal" style:font-size-complex="12pt" style:font-weight-complex="normal"/>
    </style:style>
    <style:style style:name="T8" style:family="text">
      <style:text-properties fo:font-size="12pt" fo:language="fr" fo:country="FR" fo:font-weight="normal" officeooo:rsid="00843e13" style:font-size-asian="12pt" style:font-weight-asian="normal" style:font-size-complex="12pt" style:font-weight-complex="normal"/>
    </style:style>
    <style:style style:name="T9" style:family="text">
      <style:text-properties fo:font-size="12pt" fo:language="fr" fo:country="FR" fo:font-weight="normal" officeooo:rsid="00862b4d" style:font-size-asian="12pt" style:font-weight-asian="normal" style:font-size-complex="12pt" style:font-weight-complex="normal"/>
    </style:style>
    <style:style style:name="T10" style:family="text">
      <style:text-properties officeooo:rsid="001c1125"/>
    </style:style>
    <style:style style:name="T11" style:family="text">
      <style:text-properties officeooo:rsid="001f456f"/>
    </style:style>
    <style:style style:name="T12" style:family="text">
      <style:text-properties officeooo:rsid="001fcfce"/>
    </style:style>
    <style:style style:name="T13" style:family="text">
      <style:text-properties officeooo:rsid="0022a094"/>
    </style:style>
    <style:style style:name="T14" style:family="text">
      <style:text-properties officeooo:rsid="00236b91"/>
    </style:style>
    <style:style style:name="T15" style:family="text">
      <style:text-properties officeooo:rsid="00237ac7"/>
    </style:style>
    <style:style style:name="T16" style:family="text">
      <style:text-properties officeooo:rsid="0024b85d"/>
    </style:style>
    <style:style style:name="T17" style:family="text">
      <style:text-properties officeooo:rsid="002ca9cf"/>
    </style:style>
    <style:style style:name="T18" style:family="text">
      <style:text-properties officeooo:rsid="002e95d1"/>
    </style:style>
    <style:style style:name="T19" style:family="text">
      <style:text-properties officeooo:rsid="002fa56b"/>
    </style:style>
    <style:style style:name="T20" style:family="text">
      <style:text-properties officeooo:rsid="00372094"/>
    </style:style>
    <style:style style:name="T21" style:family="text">
      <style:text-properties officeooo:rsid="003ac80f"/>
    </style:style>
    <style:style style:name="T22" style:family="text">
      <style:text-properties officeooo:rsid="003bd397"/>
    </style:style>
    <style:style style:name="T23" style:family="text">
      <style:text-properties officeooo:rsid="000f6dd7"/>
    </style:style>
    <style:style style:name="T24" style:family="text">
      <style:text-properties officeooo:rsid="003cc6aa"/>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officeooo:rsid="00503fc2" style:font-style-asian="italic" style:font-style-complex="italic"/>
    </style:style>
    <style:style style:name="T28" style:family="text">
      <style:text-properties fo:font-style="italic" officeooo:rsid="005833b8" style:font-style-asian="italic" style:font-style-complex="italic"/>
    </style:style>
    <style:style style:name="T29" style:family="text">
      <style:text-properties fo:font-style="italic" officeooo:rsid="005e24a7" style:font-style-asian="italic" style:font-style-complex="italic"/>
    </style:style>
    <style:style style:name="T30" style:family="text">
      <style:text-properties officeooo:rsid="0042f93a"/>
    </style:style>
    <style:style style:name="T31" style:family="text">
      <style:text-properties officeooo:rsid="0044af52"/>
    </style:style>
    <style:style style:name="T32" style:family="text">
      <style:text-properties officeooo:rsid="00464684"/>
    </style:style>
    <style:style style:name="T33" style:family="text">
      <style:text-properties officeooo:rsid="004949d2"/>
    </style:style>
    <style:style style:name="T34" style:family="text">
      <style:text-properties officeooo:rsid="004b3b4b"/>
    </style:style>
    <style:style style:name="T35" style:family="text">
      <style:text-properties officeooo:rsid="00503fc2"/>
    </style:style>
    <style:style style:name="T36" style:family="text">
      <style:text-properties fo:font-style="normal" officeooo:rsid="00503fc2" style:font-style-asian="normal" style:font-style-complex="normal"/>
    </style:style>
    <style:style style:name="T37" style:family="text">
      <style:text-properties fo:font-style="normal" officeooo:rsid="005833b8" style:font-style-asian="normal" style:font-style-complex="normal"/>
    </style:style>
    <style:style style:name="T38" style:family="text">
      <style:text-properties officeooo:rsid="0050b90f"/>
    </style:style>
    <style:style style:name="T39" style:family="text">
      <style:text-properties officeooo:rsid="0052f94a"/>
    </style:style>
    <style:style style:name="T40" style:family="text">
      <style:text-properties officeooo:rsid="0055e500"/>
    </style:style>
    <style:style style:name="T41" style:family="text">
      <style:text-properties officeooo:rsid="00561331"/>
    </style:style>
    <style:style style:name="T42" style:family="text">
      <style:text-properties officeooo:rsid="005833b8"/>
    </style:style>
    <style:style style:name="T43" style:family="text">
      <style:text-properties officeooo:rsid="005cbf91"/>
    </style:style>
    <style:style style:name="T44" style:family="text">
      <style:text-properties officeooo:rsid="005e24a7"/>
    </style:style>
    <style:style style:name="T45" style:family="text">
      <style:text-properties officeooo:rsid="005f2eff"/>
    </style:style>
    <style:style style:name="T46" style:family="text">
      <style:text-properties officeooo:rsid="0060fff2"/>
    </style:style>
    <style:style style:name="T47" style:family="text">
      <style:text-properties officeooo:rsid="00644119"/>
    </style:style>
    <style:style style:name="T48" style:family="text">
      <style:text-properties officeooo:rsid="00667ffa"/>
    </style:style>
    <style:style style:name="T49" style:family="text">
      <style:text-properties officeooo:rsid="0066b297"/>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4pt" fo:font-weight="bold" officeooo:rsid="00561331" style:font-size-asian="14pt" style:font-weight-asian="bold" style:font-size-complex="14pt" style:font-weight-complex="bold"/>
    </style:style>
    <style:style style:name="T52" style:family="text">
      <style:text-properties officeooo:rsid="00692a8e"/>
    </style:style>
    <style:style style:name="T53" style:family="text">
      <style:text-properties officeooo:rsid="006c093d"/>
    </style:style>
    <style:style style:name="T54" style:family="text">
      <style:text-properties officeooo:rsid="006dc239"/>
    </style:style>
    <style:style style:name="T55" style:family="text">
      <style:text-properties officeooo:rsid="006f312d"/>
    </style:style>
    <style:style style:name="T56" style:family="text">
      <style:text-properties officeooo:rsid="00711f3a"/>
    </style:style>
    <style:style style:name="T57" style:family="text">
      <style:text-properties officeooo:rsid="00714c71"/>
    </style:style>
    <style:style style:name="T58" style:family="text">
      <style:text-properties officeooo:rsid="007343a0"/>
    </style:style>
    <style:style style:name="T59" style:family="text">
      <style:text-properties officeooo:rsid="007407ce"/>
    </style:style>
    <style:style style:name="T60" style:family="text">
      <style:text-properties officeooo:rsid="0074277f"/>
    </style:style>
    <style:style style:name="T61" style:family="text">
      <style:text-properties officeooo:rsid="00745b53"/>
    </style:style>
    <style:style style:name="T62" style:family="text">
      <style:text-properties officeooo:rsid="00785b0b"/>
    </style:style>
    <style:style style:name="T63" style:family="text">
      <style:text-properties officeooo:rsid="0078e93c"/>
    </style:style>
    <style:style style:name="T64" style:family="text">
      <style:text-properties officeooo:rsid="007c3c34"/>
    </style:style>
    <style:style style:name="T65" style:family="text">
      <style:text-properties officeooo:rsid="007d4610"/>
    </style:style>
    <style:style style:name="T66" style:family="text">
      <style:text-properties officeooo:rsid="007e8aa0"/>
    </style:style>
    <style:style style:name="T67" style:family="text">
      <style:text-properties fo:language="fr" fo:country="FR"/>
    </style:style>
    <style:style style:name="T68" style:family="text">
      <style:text-properties fo:language="fr" fo:country="FR" officeooo:rsid="008298c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émoire</text:p>
      <text:p text:style-name="P1"/>
      <text:p text:style-name="P74">INTRODUCTION </text:p>
      <text:p text:style-name="P56"/>
      <text:p text:style-name="P57"><text:tab/>Résumer c’est réduire, garder l’essentiel. <text:span text:style-name="T1">Réduire car il s’agit de diminuer en quantité, garder l’essentiel car cette diminution ne se fait pas au hasard. On réduit en essayant au maximum de garder ce qui est jugé important, en éliminant ce qui est superflu ou secondaire. En cela, de nombreux sujets peuvent être résumés. Un film, un livre, un article de presse, une présentation... <text:s/></text:span>Le résumé se retrouve sous différentes formes : <text:span text:style-name="T1">vidéo, texte, transpa</text:span><text:span text:style-name="T16">ra</text:span><text:span text:style-name="T1">nts… </text:span></text:p>
      <text:p text:style-name="P58"><text:span text:style-name="T12"><text:tab/>Avec l’augmentation du flux d’information, le résumé est un outil incoutournable, </text:span><text:span text:style-name="T13">ainsi il est d’autant plus étudier dans le domaine du Traitement Automatique des </text:span><text:span text:style-name="T20">L</text:span><text:span text:style-name="T13">angues</text:span><text:span text:style-name="T12">. Il est nécessaire de retranscrire fidèlement une information dans un format plus petit. Ainsi la tâche de résumé est omniprésente, on est obligé dans notre vie quotidienne de recourir au résumé. </text:span></text:p>
      <text:p text:style-name="P59">C’est un sujet d’autant plus actuel car avec l’arrivé de nouveau modèle génératif, <text:span text:style-name="T21">ceux à base de transformers et de modèles de langues pré-entrainés <text:s/>(Vaswani et al., 2017; Devlin et al., 2019;</text:span></text:p>
      <text:p text:style-name="P59"><text:span text:style-name="T21">Lewis et al., 2020), </text:span>les résumés automatiques évoluent et il est nécessaire que les méthodes d’évaluation suivent le pas. Résumé n’a jamais été aussi simple, mais comment déterminer que ces méthodes sont vraiment fiables. </text:p>
      <text:p text:style-name="P59"><text:tab/><text:span text:style-name="T31">Malgré de nombreux progrès, il n’y a toujours pas de méthodes qui permet de résoudre les problèmes de générations de texte et leur évaluation. </text:span></text:p>
      <text:p text:style-name="P60"/>
      <text:p text:style-name="P57"/>
      <text:p text:style-name="P82">PLAN POUR LE DÉBUT DU MÉMOIRE : </text:p>
      <text:p text:style-name="P22"/>
      <text:p text:style-name="P34">I/ Introduction, avec différents résumé partie définitoire =&gt; c’est ici que je mets les normes </text:p>
      <text:p text:style-name="P34">II/ Résumé automatique</text:p>
      <text:p text:style-name="P37">II.1. Résumé extractif</text:p>
      <text:p text:style-name="P37">II.2. Résumé abstractif </text:p>
      <text:p text:style-name="P34">III/ Évaluation et datasets </text:p>
      <text:p text:style-name="P2"/>
      <text:p text:style-name="P2"/>
      <text:p text:style-name="P2"/>
      <text:p text:style-name="P2"/>
      <text:p text:style-name="P2"/>
      <text:p text:style-name="P75"/>
      <text:p text:style-name="P74"/>
      <text:p text:style-name="P10">1ère partie : État de l’art <text:span text:style-name="T14">du résumé automatique </text:span></text:p>
      <text:p text:style-name="P10"/>
      <text:p text:style-name="P28">Dans cette partie nous présentons l’état des connaissances dans le domaine du résumé automatique. Cela permet de fournir le cadre théorique dans lequel s’inscri<text:span text:style-name="T22">vent</text:span> nos expériences et l’interprétation de nos résultats. </text:p>
      <text:p text:style-name="P28"/>
      <text:p text:style-name="P70">Dans un premier temps, nous expliquons en quoi consiste la tâche de résumé, <text:span text:style-name="T46">notamment en proposant une distinction en compression de texte et abstract. </text:span></text:p>
      <text:p text:style-name="P71">Dans un second temps, nous abordons les différents modèles génératifs de résumé ainsi que les différentes méthodes d’évaluation existantes. </text:p>
      <text:p text:style-name="P73"/>
      <text:p text:style-name="P5"><text:span text:style-name="T50">1. Résumer, </text:span><text:span text:style-name="T51">définition globale</text:span></text:p>
      <text:p text:style-name="P6"/>
      <text:p text:style-name="P87"><text:tab/>Mani et Maybury (1999) propose une lis<text:span text:style-name="T44">t</text:span>e non-exaustive des résumés <text:span text:style-name="T42">avec lesquels nous sommes familiés et que nous rencontrons quotidiennemnt. Les</text:span><text:span text:style-name="T28"> </text:span><text:span text:style-name="T37">titres</text:span><text:span text:style-name="T42">, plans (schémas), procès-verbaux, les bandes-annonces, synthèses, critiques, biographies, bulletins (météo par exemple), historiques … </text:span></text:p>
      <text:p text:style-name="P88">Le résumé s’adresse à tous. Un article scientifique, un livre, une discipline. Puisque tout peut-être résumé alors tout le monde peut y avoir recours.</text:p>
      <text:p text:style-name="P88"/>
      <text:p text:style-name="P101">1.1 Résumés : contraction de texte et <text:span text:style-name="T26">abstract </text:span></text:p>
      <text:p text:style-name="P105"/>
      <text:p text:style-name="P89">Pour mieux appréhender les différents types de résumés et cadrer nos recherches, nous prenons le la distinction proposée par Larivière (2001) qu<text:span text:style-name="T44">i considère la contraction de texte et l’</text:span><text:span text:style-name="T29">abstract </text:span><text:span text:style-name="T44">comme les résumés les plus connus. </text:span></text:p>
      <text:p text:style-name="P89"/>
      <text:p text:style-name="P92">1.1.1 Contraction de texte</text:p>
      <text:p text:style-name="P90"/>
      <text:p text:style-name="P90">Il s’agit d’un résumé utilisé plutôt à des fins scolaires. Il s’agit selon Larivière d’une réduction à l’échelle du texte de départ. Puisqu’elle est utilisé lors de concours ou d’examens, plusieurs ouvrages suivent les attendus défini par l’éducation nationale afin de rassembler les différentes normes et de construire une méthodologie. C’est notamment de Giquel (1990) qui décrit le processus de création d’un résumé humain. Voici les différentes étapes proposées : </text:p>
      <text:list xml:id="list842631035" text:style-name="L1">
        <text:list-item>
          <text:p text:style-name="P120">Lecture complète du document source : </text:p>
        </text:list-item>
        <text:list-item>
          <text:p text:style-name="P120">Analyse de l’information source : </text:p>
        </text:list-item>
        <text:list-item>
          <text:p text:style-name="P120">Hiérarchisation de l’information : </text:p>
        </text:list-item>
        <text:list-item>
          <text:p text:style-name="P120">Synthèse de l’information : </text:p>
        </text:list-item>
        <text:list-item>
          <text:p text:style-name="P120">Réduction du texte du résumé :</text:p>
        </text:list-item>
      </text:list>
      <text:p text:style-name="P90">Ainsi, l’énumération de ces étapes montre la difficulté et le temps important à consacrer pour réaliser cette tâche. </text:p>
      <text:p text:style-name="P90"/>
      <text:p text:style-name="P93">1.1.2 <text:span text:style-name="T26">Abstract</text:span></text:p>
      <text:p text:style-name="P90"/>
      <text:p text:style-name="P91">L’abstract, que l’on peut traduire en français par par «résumé analytique» (ISO 1981, Université Laval <text:span text:style-name="T47">1</text:span>983), «résumé» (AFNOR 1984) ou «analyse» (ISO 1976) est quant à lui définit par Larivière comme un : résumé qui <text:span text:style-name="T46">rend compte du contenu d’un document, soit de façon signalétique en n'en donnant que les grands points de déve</text:span>loppement à la manière d'une table des matières (résumé indicatif), soit de façon analytique en donnant l'aboutissement de la recherche, i.e. les résultats et les conclusions (résumé informatif).</text:p>
      <text:p text:style-name="P106"><text:soft-page-break/>Il existe, en effet, différents types de résumés, Guinchat et Menou (1990) définissent que les différents types de résumés se différencient par leur longueur, le détail plus ou moins grand accordé au contenu des documents, la présence ou l’absence d’éléments d’appréciation ou de critique,le fait que l’indexeur a considéré le document original dans sa totalité ou bien en a retenu les aspects seulement susceptibles d’intéresser l’utilisateur et enfin le langage utilisé. </text:p>
      <text:p text:style-name="P96"/>
      <text:p text:style-name="P102">1.2. Le résumé informatif</text:p>
      <text:p text:style-name="P104"/>
      <text:p text:style-name="P98"><text:tab/>Dans le cadre de ce mémoire, nous traiterons des résumés informatifs, <text:span text:style-name="T49">ainsi, voici quelques repères notamment normes et exemples qui permettent de mieux appréhender ses particularités. </text:span></text:p>
      <text:p text:style-name="P98"/>
      <text:p text:style-name="P104">1.2.1. Norme NF Z 44-004</text:p>
      <text:p text:style-name="P98"/>
      <text:p text:style-name="P98"><text:span text:style-name="T49"><text:tab/>La norme NF Z 44-004 n’est plus en vigueur, remplacée par la norme internationale sur les analyses (</text:span><text:span text:style-name="T45">ISO 1976</text:span><text:span text:style-name="T49">), mais elle reste pertinente pour mieux comprendre ce qu’est un résumé informatif. Il s’agit d’« une représentation abrégée du document, renseignant sur les informations quantitatives ou </text:span>qualitatives apportées par l’auteur. Ce résumé doit constituer un texte autonome d’une logique rigoureuse. Il forme avec le titre du document un ensemble qui, en principe, ne doit pas être redondant. Les informations retenues pour le résumé sont généralement présentées selon leur ordre d’apparition dans le document. Cet ordre facilite l’exploitation du résumé par le lecteur habitué au plan des articles publiés dans sa spécialité. Généralement, les documents scientifiques et techniques exposent séquentiellement le but de l’étude dans l’introduction, le matériel et les méthodes utilisées, les résultats obtenus, une discussion ou une conclusion évaluant la signification et la pertinence de l’apport. Cependant, en ne négligeant aucune phase du cheminement, les diverses parties du document pourront figurer de façon inégale dans le résumé en fonction de l’importance ou de la nouveauté de l’information. » (Normes françaises, 1984).</text:p>
      <text:p text:style-name="P98"/>
      <text:p text:style-name="P104">1.2.2. Exemple de résumé informatif</text:p>
      <text:p text:style-name="P104"/>
      <text:p text:style-name="P104"/>
      <text:p text:style-name="P98"/>
      <text:p text:style-name="P97">Quelque soit le type de résumé que l’on souhaite produire, on se heurte systématiquement à une tâche longue et fastidieuse, ainsi, <text:span text:style-name="T49">ces particularités justifient la nécessité d’automatisation. </text:span></text:p>
      <text:p text:style-name="P97"/>
      <text:p text:style-name="P11">2. Les différents types de résumés + génération</text:p>
      <text:p text:style-name="P13"/>
      <text:p text:style-name="P14">2.1 Définitions </text:p>
      <text:p text:style-name="P6"/>
      <text:p text:style-name="P4"><text:tab/><text:span text:style-name="T41">Les premiers t</text:span><text:span text:style-name="T43">r</text:span><text:span text:style-name="T41">avaux sur la question du </text:span>résumé automatique de texte <text:span text:style-name="T41">sont</text:span> datée <text:span text:style-name="T41">de</text:span> la fin du 1950 (Luhn, 1958). <text:span text:style-name="T22">Il s’agit de généré automatiquement, à partir d’un ou plusieurs documents sources, un résumé. </text:span><text:span text:style-name="T40">Avec l’augmentation de la masse d’information notamment numérique, le besoin de générer rapidement des résumés se fait alors ressentir. Puisque si l’on veut se renseigner sur un détail précis, avoir une compréhension minimale d’un sujet, il faudrait, sans le résumé, prendre connaissance d’un nombre de documents </text:span><text:span text:style-name="T53">très important. </text:span></text:p>
      <text:p text:style-name="P99">Le résumé automatique amène une nouvelle façon de catégoriser les résumés. Il s’agit de deux approches différentes qui qualifient la façon dont le texte d’origine <text:span text:style-name="T38">est </text:span>exploité. Ainsi, on peut <text:span text:style-name="T22">classer</text:span> un résumé automatique <text:span text:style-name="T22">selon deux approches distinctes et différentes </text:span>: <text:span text:style-name="T23">le résumé </text:span><text:span text:style-name="T38">par extraction</text:span><text:span text:style-name="T23"> </text:span><text:span text:style-name="T48">(2.1.1) </text:span><text:span text:style-name="T23">et le résumé </text:span><text:span text:style-name="T38">par abstraction </text:span><text:span text:style-name="T48">(2.1.2)</text:span><text:span text:style-name="T23"> </text:span></text:p>
      <text:p text:style-name="P94"/>
      <text:p text:style-name="P95">2.1.1 Résumé extractif</text:p>
      <text:p text:style-name="P100"/>
      <text:p text:style-name="P100">(différents indices et différents algorithme<text:span text:style-name="T49">s) </text:span></text:p>
      <text:p text:style-name="P100"><text:soft-page-break/></text:p>
      <text:p text:style-name="P81"><text:tab/>Le résumé <text:span text:style-name="T14">excractif c</text:span>onsiste à reprendre des éléments pertinents du document source pour créer un nouveau document plus court.</text:p>
      <text:p text:style-name="P63">Il s’agit d’identifier des mots ou phrases qui concentrent l’information principale du résumé et de les assembler pour créer un résumé cohérent et lisible.</text:p>
      <text:p text:style-name="P68">On peut catégoriser les algorithmes de résumé automatique en trois types [RAD 02] : </text:p>
      <text:p text:style-name="P68">les techniques de surface, les techniques de niveau intermédiares et celles de niveau profond. En outre, on peut décrire le processus de l’agent résumeur ainsi : </text:p>
      <text:p text:style-name="P68"/>
      <text:p text:style-name="P68">1. 1 Processus de l’agent résumeur</text:p>
      <text:p text:style-name="P68"/>
      <text:p text:style-name="P107"><text:span text:style-name="T6">Selon </text:span>Torres-Moreno, <text:span text:style-name="T54">l’architecture générale d’un agent de résumé par extraction se présente comme suit : le ou les documents sources sont dans un premier temps analysé. Cette première phase peut-être sub-divisé en deux étapes, la sélection et l’extraction. Dans une seconde phase, de génération, il y a un processus d’assemblage et de reformulation qui permet la génération du résumé. </text:span></text:p>
      <text:p text:style-name="P107"/>
      <text:p text:style-name="P109">1.2 Algorithme de surface</text:p>
      <text:p text:style-name="P116">(Revoir ce paragraphe avec les modèles que je garde et ceux que j’enlève) </text:p>
      <text:p text:style-name="P116"/>
      <text:p text:style-name="P111">Avec cette méthode il n’est pas question d’avoir une compréhension fine de la structure linguistiques des textes mais plutôt d’identifier des aspects linguistiques qui permettraient de récupérer les éléments les plus importants du document source. <text:span text:style-name="T56">La première méthode proposée par Luhn (1959) est une méthode qui utilise un algorithme de surface, en effet, il s’agit d’utiliser l’occurence des mots, </text:span><text:span text:style-name="T57">de compter la fréquence des mots et à utiliser cette information</text:span><text:span text:style-name="T56"> pour pondérer les phrases. </text:span><text:span text:style-name="T57">Les phrases qui contiennt les mots les plus fréquents sont considérées comme les plus susceptibles de contenir les informations importantes. Un</text:span><text:span text:style-name="T58">e autre méthode est de se fier au titre qui contiendrait les informations les plus importante. On ajoute alors un poids supplémentaires aux phrases qui contiennent ces mots (Edmundson, 1969). De même, il montre qu’il existe des « expressions indices » qui annoncent une certaine importance dans la phrase : « en guise de conclusion », « il est important de souligner que... ». + technique qui font l’inverse ex : après « comme par exemple » (TEU 99) </text:span></text:p>
      <text:p text:style-name="P111"/>
      <text:p text:style-name="P111">- <text:span text:style-name="T58">position des fragments textuels ( BRA 1995, HOV 99, LIN 97) : la position des phrases dans le texte joue un rôle important pour en déterminer l’importance. Exemple : dans le journalisme c’est souvent dans les premières phrases. Algorithmes qui favorisent ces structures.</text:span></text:p>
      <text:p text:style-name="P113">+ pour la littérature scientifique (domaine spécifique) il y a des verbes et phrases clés. <text:span text:style-name="T59">(PAI 90, POL 75) </text:span></text:p>
      <text:p text:style-name="P111"/>
      <text:p text:style-name="P108"><text:span text:style-name="T55">- </text:span><text:span text:style-name="T59">OCELOT (mais est-ce que c’est nécessaire de l’aborder ?) : système de synthèse des pages Web qui utilise des modèles probabilistes et de l’apprentissage automatique.</text:span></text:p>
      <text:p text:style-name="P108"/>
      <text:p text:style-name="P108">- <text:span text:style-name="T59">RAU 1994 : business news</text:span></text:p>
      <text:p text:style-name="P108">- <text:span text:style-name="T59">DUN 1993 : log vraisemblance (LL(C)) </text:span></text:p>
      <text:p text:style-name="P111"/>
      <text:p text:style-name="P114">Apprentissage automatique : </text:p>
      <text:p text:style-name="P114">- KUP 1995 : classifieur bayésien</text:p>
      <text:p text:style-name="P114">- Mani et Bloedorn 1998 : algo pour résumé générique et guidés par apprentissage automatique.</text:p>
      <text:p text:style-name="P114">- <text:span text:style-name="T60">Optimal Position Policy (LIN 97)</text:span></text:p>
      <text:p text:style-name="P114">- <text:span text:style-name="T60">ALO 03 : approche d’apprentissage automatique, comprassion de phrases extraites au moyen de règles écrites à la main (phrases courtes et grammaticalement correctes).</text:span></text:p>
      <text:p text:style-name="P114"/>
      <text:p text:style-name="P115"><text:soft-page-break/>Mais aussi méthodes quasi exclusivement statistiques : Vectir space Model ou graphes. </text:p>
      <text:p text:style-name="P115"/>
      <text:p text:style-name="P115">- <text:span text:style-name="T61">Textrank : représentent les documents sous forme d’un graphe( dirigé ou pas) afin de repérer les phrases (sommets) pertinentes en fonction de leurs lien de similarité.</text:span></text:p>
      <text:p text:style-name="P115"/>
      <text:p text:style-name="P110"/>
      <text:p text:style-name="P112">1.2 Algorithme de niveau intermédiaire</text:p>
      <text:p text:style-name="P116">Ce niveau d’algorithme est différent du premier puisqu’il permet d’utiliser des informations linguistiques plus complexes que celles du niveau superficielles. </text:p>
      <text:p text:style-name="P116"/>
      <text:p text:style-name="P116">- reconnaissance des chaînes lexicales (BAR 97, SIL00)</text:p>
      <text:p text:style-name="P116">Selon <text:s/>Torres-Moreno, cette procédure est généralement composé de quatre étapes : segmentation du texte originel, construction des chaînes lexicales, identification des chaînes fortes et les phrases contenant ces chaînes fortes sont extraites puis assemblées. </text:p>
      <text:p text:style-name="P112"/>
      <text:p text:style-name="P112">- <text:span text:style-name="T61">anaphore ? Peut-être pour le mémoire, regarder si c’est un phénomène linguistique qui est bien reconnu par le modèle.</text:span></text:p>
      <text:p text:style-name="P112"/>
      <text:p text:style-name="P116">1.3 Algorithmes d’analyse profonde</text:p>
      <text:p text:style-name="P117">Il s’agit d’utilisé des approches d’analyses linguistiques profondes en ayant une connaissance de la structure diversives des textes. </text:p>
      <text:p text:style-name="P117"/>
      <text:p text:style-name="P118">Basé sur l’analyse du discours ; donner 2/3 exemples</text:p>
      <text:p text:style-name="P118"/>
      <text:p text:style-name="P67">Ces premières méthodes présentent des limites, notemment <text:span text:style-name="T61">des </text:span>redondances d’informations et/ou une perte de cohérence . <text:span text:style-name="T62">DVL </text:span></text:p>
      <text:p text:style-name="P81"/>
      <text:p text:style-name="P95">2.1.2 Résumé abstractif </text:p>
      <text:p text:style-name="P100"/>
      <text:p text:style-name="P81">Le résumé abstractif quant à lui consiste à résumer un document source en générant un nouveau texte. <text:span text:style-name="T5">La différence entre ces deux approches est visible dans les modèles de génération de résumés mais également dans les modèles d'évaluation. En fonction des outils que l'on utilise pour l'évaluation, on peut avoir des résultats différents entre les modèles. </text:span></text:p>
      <text:p text:style-name="P47"/>
      <text:p text:style-name="P69"><text:span text:style-name="T63">Introduction : </text:span>Premier résumé abstractif est FRUMP , résumé automatique de document par compréhension. </text:p>
      <text:p text:style-name="P69"/>
      <text:p text:style-name="P64">- <text:span text:style-name="T33">Structure-Based Methods</text:span></text:p>
      <text:p text:style-name="P64">- <text:span text:style-name="T33">Semantic-Based Methods</text:span></text:p>
      <text:p text:style-name="P64">- <text:span text:style-name="T63">Deep Learning with neural networks</text:span></text:p>
      <text:p text:style-name="P69"/>
      <text:p text:style-name="P65">(moderne à base de deep learning où 1 modèle = 1 méthode, copier en apprenant à partir de textes qui existent ; extraire d’un template qqchose de bcp plus factuels ) </text:p>
      <text:p text:style-name="P62"><text:tab/>Il s’agit de résumé le document source mais en générant un nouveau texte, on observe que de nombreuses méthodes abstractives sont en fait mixtes. </text:p>
      <text:p text:style-name="P62"/>
      <text:p text:style-name="P62"/>
      <text:p text:style-name="P84"/>
      <text:p text:style-name="P83"/>
      <text:p text:style-name="P78">Même dans les résumés textuels y’a différentes tâches =&gt; ainsi, on utilise pas les mêmes modèles. </text:p>
      <text:p text:style-name="P46">Je peux expliciter un peu les difficultés et particularités de chacun des modèles textuels.</text:p>
      <text:p text:style-name="P47"/>
      <text:p text:style-name="P47"><text:soft-page-break/><text:a xlink:type="simple" xlink:href="https://ieeexplore.ieee.org/abstract/document/9623462" text:style-name="Internet_20_link" text:visited-style-name="Visited_20_Internet_20_Link">https://ieeexplore.ieee.org/abstract/document/9623462</text:a></text:p>
      <text:p text:style-name="P61"/>
      <text:p text:style-name="P53"/>
      <text:p text:style-name="P55">Aussi : single-document et multi-document </text:p>
      <text:p text:style-name="P52">=&gt; Essayer de classer rapidement les méthodes pour voir si cela correspond</text:p>
      <text:p text:style-name="P47"/>
      <text:p text:style-name="P47"/>
      <text:p text:style-name="P79"><text:tab/><text:span text:style-name="T22">Si l’on considère uniquement les résumés textuels dans le cadre de ce mémoire, il existe néamoins différentes tâches qui nécessitent différents traitements. </text:span><text:span text:style-name="T24">=&gt; nombreux modèles avec des caractéristiques différentes</text:span></text:p>
      <text:p text:style-name="P103"><text:tab/>Les explications suivantes ne sont pas exaustives, mais tendent à montrer que les difficultés et particularités sont nombreuses en fonction des documents exploités. </text:p>
      <text:p text:style-name="P85">- Différences dans les données d’entraînement (générique ou spécifique, multi-document ou non)</text:p>
      <text:p text:style-name="P85">- Différentes longueurs de textes</text:p>
      <text:p text:style-name="P66"/>
      <text:p text:style-name="P66"/>
      <text:p text:style-name="P76">Différent<text:span text:style-name="T63">s modèles de génération : </text:span></text:p>
      <text:p text:style-name="P3"/>
      <text:p text:style-name="P77">PEGASUS, Icsisumm <text:span text:style-name="T39">(extractif) </text:span>, gensim textrank, Z-Code++, centrum, PreSum (+ regarder dans les différentes conférences pour avoir les tout dernier modèles) </text:p>
      <text:p text:style-name="P18"/>
      <text:p text:style-name="P48">PEGASUS <text:span text:style-name="T30">(</text:span><text:a xlink:type="simple" xlink:href="http://proceedings.mlr.press/v119/zhang20ae/zhang20ae.pdf" text:style-name="Internet_20_link" text:visited-style-name="Visited_20_Internet_20_Link"><text:span text:style-name="T30">http://proceedings.mlr.press/v119/zhang20ae/zhang20ae.pdf</text:span></text:a><text:span text:style-name="T30">) </text:span> : <text:s/>sequence-to-sequence model with gap-sentences generation as a pre-training objective tailored for abstractive text summarization. </text:p>
      <text:p text:style-name="P49">(est-ce qu’il faut préciser les corpus sur lequel ils sont entraîné, je pense que oui ? Problème à l’évaluation puisque le modèle « connaît » les textes)</text:p>
      <text:p text:style-name="P50"/>
      <text:p text:style-name="P49">Icsisumm : ICSISumm: This system (Gillick et al., 2009) optimizes the coverage of bigrams weighted by their document frequency within the input using Integer Linear Programming (ILP). Even though this problem is NP-hard, a standard ILP solver can find the exact solution fairly quickly in this case.</text:p>
      <text:p text:style-name="P18"/>
      <text:p text:style-name="P51">Gensim textrank : <text:span text:style-name="T34">Méthode non-supervisée qui extrait les mots-clés les plus important dans un document</text:span></text:p>
      <text:p text:style-name="P54">Avantage de ce modèle c’est qu’il ne nécessite pas d’avoir des connaissances linguistiques particulières</text:p>
      <text:p text:style-name="P51"/>
      <text:p text:style-name="P51">Z-Code++ </text:p>
      <text:p text:style-name="P51">Centrum </text:p>
      <text:p text:style-name="P51">PreSum </text:p>
      <text:p text:style-name="P45">Extractif n’a pas disparu, regarder que chez abstractif y’a</text:p>
      <text:p text:style-name="P18"/>
      <text:p text:style-name="P18"/>
      <text:p text:style-name="P19">Une partie pour chacun des résumés =&gt; approche qui sont très peu perméable. </text:p>
      <text:p text:style-name="P80"/>
      <text:p text:style-name="P80"/>
      <text:p text:style-name="P80"/>
      <text:p text:style-name="P80"/>
      <text:p text:style-name="P7">4. Critère<text:span text:style-name="T49">s</text:span> d’évaluation </text:p>
      <text:p text:style-name="P7"/>
      <text:p text:style-name="P35">Critères d’évaluation : </text:p>
      <text:p text:style-name="P35"><text:soft-page-break/></text:p>
      <text:p text:style-name="P35">On considère qu’un bon résumé répond à deux critères : le premier est qu’il doit couvrir les principales informations contenues dans le document source. Le second est qu’il doit avoir de bonnes qualités linguistiques afin d’être cohérent et fluide. </text:p>
      <text:p text:style-name="P35">« <text:span text:style-name="T32">informtiveness and readability » (Bellot, Moriceau, Mothe, SanJuan, Tannier, 2016) </text:span></text:p>
      <text:p text:style-name="P35">L’approche extractive qui permet d’extraire certaines parties du document source et de les réorganiser en un texte plus court contraste avec l’approche abstractive qui permet l’introduction de nouveau mot. </text:p>
      <text:p text:style-name="P36">Si l’on prend seulement en considération la méthode manuelle, elle est coûteuse, sujette à la subjectivité. De même, elle ne peut pas être appliqué à des corpus volumineux ou instantanément. </text:p>
      <text:p text:style-name="P17">)=</text:p>
      <text:p text:style-name="P21">1.1 Les différents modèles d’évaluation</text:p>
      <text:p text:style-name="P21"/>
      <text:p text:style-name="P39">Dans le domaine du résumé de texte, c’est bien l’évaluation manuel<text:span text:style-name="T52">le</text:span> qui est considéré<text:span text:style-name="T52">e</text:span> comme le « gold-standard ». Il est evident que ce type d’évaluation nécessite beaucoup de temps et à des coûts d’annotation relativement élevé. </text:p>
      <text:p text:style-name="P39"/>
      <text:p text:style-name="P44"># ÉVALUATIONS MANUELLES </text:p>
      <text:p text:style-name="P40"/>
      <text:p text:style-name="P40">1. campagne DUC 2002</text:p>
      <text:p text:style-name="P40"/>
      <text:p text:style-name="P40">→ première campagne qui est lancée et nécessité d’avoir des campagnes souvent. </text:p>
      <text:p text:style-name="P41">Pour cette campagne, 3 tâches étaient définies : </text:p>
      <text:p text:style-name="P41">- <text:span text:style-name="T64">Le résumé de texte mono-document d’un article de presse :</text:span></text:p>
      <text:p text:style-name="P41"><text:tab/><text:span text:style-name="T66">À partir d’un document, les candidats devaient proposer une méthodes complètement automatique sans modification du document reçus, créer un résumé d’environ 100 mots. </text:span></text:p>
      <text:p text:style-name="P41"><text:tab/><text:span text:style-name="T65">60 sets d’environ 10 document</text:span><text:span text:style-name="T66">s définits comme document document d’entrée pour cette tâche. Il faut alors généré un résumé d’environ 100 mots. </text:span></text:p>
      <text:p text:style-name="P42">- <text:span text:style-name="T64">Le résumé de texte multi-document d’un article de presse</text:span></text:p>
      <text:p text:style-name="P42">- <text:span text:style-name="T64">1 ou 2 projets pilotes avec Évaluation extrinsec </text:span></text:p>
      <text:p text:style-name="P41"/>
      <text:p text:style-name="P41"/>
      <text:p text:style-name="P40">2. Méthode d’évaluation PYRAMID</text:p>
      <text:p text:style-name="P40">→ problème avec la méthode de base, il est montré de nombreuse fois qu’il n’existe pas de résumé parfait « unique » mais une multitude. </text:p>
      <text:p text:style-name="P40"/>
      <text:p text:style-name="P40">Nenkova et Passonneau (2004) <text:span text:style-name="T66">proposent une méthodes d’évaluation manuelle plus fiable que celle proposée par DUC. En effet, le principal défaut de cette méthode et qu’elle n’utilise qu’un seul résumé de référence alors que les différents travaux convergent en disant qu’il n’existe pas de résumé parfait. </text:span></text:p>
      <text:p text:style-name="P40"/>
      <text:p text:style-name="P123"><text:span text:style-name="T3">Pour cela, il créer une annotation en SCU (Summarization Content Units), u</text:span><text:span text:style-name="T67">nité</text:span><text:span text:style-name="T68">s</text:span><text:span text:style-name="T67"> de contenu de synthèse </text:span><text:span text:style-name="T68">en français. </text:span><text:span text:style-name="T7">Elles sont utilisées lors de l’annotation d’un corpus de résumés </text:span><text:span text:style-name="T8">afin de </text:span><text:span text:style-name="T9">comparer les résumés en localisant les SCU’s en commun. </text:span></text:p>
      <text:p text:style-name="P123"><text:span text:style-name="T9"/></text:p>
      <text:p text:style-name="P40"/>
      <text:p text:style-name="P40"/>
      <text:p text:style-name="P40"/>
      <text:p text:style-name="P40"/>
      <text:p text:style-name="P40"/>
      <text:p text:style-name="P40"/>
      <text:p text:style-name="P40"/>
      <text:p text:style-name="P40"><text:soft-page-break/>A1 : In 1998 two Libyans indicted in 1991 for the Lockerbie bombing were still in Libya.</text:p>
      <text:p text:style-name="P40">B1 : Two Libyans were indicted in 1991 for blowing up a Pan Am jumbo jet over Lo-</text:p>
      <text:p text:style-name="P40">ckerbie, Scotland in 1988.</text:p>
      <text:p text:style-name="P40">C1 : Two Libyans, accused by the United States and Britain of bombing a New York</text:p>
      <text:p text:style-name="P40">bound Pan Am jet over Lockerbie, Scotland in 1988, killing 270 people, for 10 years</text:p>
      <text:p text:style-name="P40">were harbored by Libya who claimed the suspects could not get a fair trail in America</text:p>
      <text:p text:style-name="P40">or Britain.</text:p>
      <text:p text:style-name="P40">D2 : Two Libyan suspects were indicted in 1991.</text:p>
      <text:p text:style-name="P40"/>
      <text:p text:style-name="P40">Expliquer la méthode, comment elle est apparue puis montré le déroulé de comment c’est fait ne pas hésiter à ajouter des figures. </text:p>
      <text:p text:style-name="P38">Pyramid est une méthode d’évaluation manuelle (avant de connaître une méthode semi-automatique, <text:span text:style-name="T19">pyramid automatisé carrément</text:span>) qui permet d’évaluer la qualité des résumés en identifiant les informations essentielles <text:s/>que l’on nomme SCU’s pour (Summary Content Units, que l’on peut traduire par unité de sens) et en les comparants au<text:span text:style-name="T10">x résumés générés. </text:span></text:p>
      <text:p text:style-name="P38"/>
      <text:p text:style-name="P44"># ÉVALUATION AUTOMATIQUE AVEC RÉSUMÉS HUMAINS</text:p>
      <text:p text:style-name="P23"/>
      <text:p text:style-name="P21">- ROUGE</text:p>
      <text:p text:style-name="P24">ROUGE (Recall-Oriented Understudy for Gisting Evaluation) est une méthode d’évaluation automatique qui permet d’évaluer automatiquement des résumés générés automatiquement ainsi que la traduction automatique.</text:p>
      <text:p text:style-name="P40">Montrer les différents types de ROUGE pour bien dvlp, évaluation de rouge ??? </text:p>
      <text:p text:style-name="P20"/>
      <text:p text:style-name="P16">## ÉVALUATION ENTIÈREMENT AUTOMATIQUES </text:p>
      <text:p text:style-name="P23"/>
      <text:p text:style-name="P23">- Méthodes statistiques <text:span text:style-name="T15">(JS)</text:span></text:p>
      <text:p text:style-name="P23">- aussi des méthodes de deep learning <text:span text:style-name="T19">(donner les noms plus petite explications) </text:span></text:p>
      <text:p text:style-name="P8"/>
      <text:p text:style-name="P9">4.2 Jeux de données</text:p>
      <text:p text:style-name="P9"/>
      <text:p text:style-name="P9">CNN et Daily Mail : </text:p>
      <text:p text:style-name="P26"/>
      <text:p text:style-name="P27">Ce corpus a étét constitué car les chercheurs ont jugé qu’il y avait un manque de données d’entraînement. Ils décident donc de créer un corpus qui </text:p>
      <text:p text:style-name="P26">Ce corpus a été constitué à partir d’articles <text:span text:style-name="T11">d</text:span>e presse disponible<text:span text:style-name="T11">s</text:span> en ligne sur les sites de CNN et DailyMail <text:span text:style-name="T35">ainsi que leur résumé correspondant. Il est composé plus précisément de <text:s/>93 000 articles de CNN (</text:span><text:a xlink:type="simple" xlink:href="http://www.cnn.com/" text:style-name="Internet_20_link" text:visited-style-name="Visited_20_Internet_20_Link"><text:span text:style-name="T35">www.cnn.com</text:span></text:a><text:span text:style-name="T35">) et 220 000 articles de DailyMail. Avec les articles, on retrouve également des </text:span><text:span text:style-name="T27">bullet points </text:span><text:span text:style-name="T36">qui résument les différentes informations contenues dans l’article. Il faut également préciser que ces points sont abstractifs, ils ne reprennent pas les partis du texte. </text:span></text:p>
      <text:p text:style-name="P72"/>
      <text:p text:style-name="P43"/>
      <text:p text:style-name="P11">DUC/ TAC </text:p>
      <text:p text:style-name="P11">Document Understanding Conferences / Text Analysis Conference </text:p>
      <text:p text:style-name="P11"/>
      <text:p text:style-name="P29">Organisée par Nist, conférence qui permettent de motiver la recherche en NLP. Pendant plusieurs années consécutives, le résumé est sujet à des travaux (génération et évaluation). </text:p>
      <text:p text:style-name="P29">Donc plusieurs corpus que l’on peut utilisé (reproduire des expériences) </text:p>
      <text:p text:style-name="P9"/>
      <text:p text:style-name="P30">=&gt; Mettre plus de résumés automatiques, mêmes des corpus que je ne vais pas utiliser</text:p>
      <text:p text:style-name="P30">Sur quel domain ça porte (générique ou spécifique)</text:p>
      <text:p text:style-name="P30"><text:soft-page-break/></text:p>
      <text:p text:style-name="P31">- Giga word : Gigaword (Rush et al., 2015) contains 4M examples extracted from news articles (seven publishers) from the Giga-word corpus (Graff et al., 2003). The task is to generate the</text:p>
      <text:p text:style-name="P31">headline from the first sentence.</text:p>
      <text:p text:style-name="P30"/>
      <text:p text:style-name="P30">- Bill Sum</text:p>
      <text:p text:style-name="P30"/>
      <text:p text:style-name="P30">- Pubmed <text:span text:style-name="T17">(Pubmedcite)</text:span></text:p>
      <text:p text:style-name="P30"/>
      <text:p text:style-name="P30">- Reddit <text:span text:style-name="T17">TIFU (regarder </text:span><text:span text:style-name="T30">les</text:span><text:span text:style-name="T17"> règles de rédaction)</text:span></text:p>
      <text:p text:style-name="P30"/>
      <text:p text:style-name="P30">- WikiHow</text:p>
      <text:p text:style-name="P30">- NewsRoom</text:p>
      <text:p text:style-name="P30">- Multi-News : (Fabbri et al., 2019) is a multi-document summarization dataset consisting of 56k pairs of news articles and their human-written summaries from the site newser.com.</text:p>
      <text:p text:style-name="P30"/>
      <text:p text:style-name="P30">- <text:span text:style-name="T17">GovReport</text:span></text:p>
      <text:p text:style-name="P30">- <text:span text:style-name="T17">XL-Sum</text:span></text:p>
      <text:p text:style-name="P30">- <text:span text:style-name="T17">X – Sum (titrage) </text:span></text:p>
      <text:p text:style-name="P30">- <text:span text:style-name="T17">TalkSumm</text:span></text:p>
      <text:p text:style-name="P30">-</text:p>
      <text:p text:style-name="P32">+ Regarder quelques corpus en langue peu doté. (Langue O’ (chinois <text:span text:style-name="T18">CSL</text:span>, russe, danois, <text:span text:style-name="T18">multilingue/ crosslingue, VietMed-Sum, Wiki-zh</text:span>) </text:p>
      <text:p text:style-name="P30"/>
      <text:p text:style-name="P30">https://paperswithcode.com/datasets?task=text-summarization&amp;page=2</text:p>
      <text:p text:style-name="P30"/>
      <text:p text:style-name="P30"/>
      <text:p text:style-name="P8">Bibliographie </text:p>
      <text:p text:style-name="P8"/>
      <text:p text:style-name="P21">H. P. Luhn, “The automatic creation of literature abstracts,” IBM Journal of</text:p>
      <text:p text:style-name="P21">Research and Development, vol. 2, no. 2, pp. 159–165, 1958.</text:p>
      <text:p text:style-name="P21"/>
      <text:p text:style-name="P21">EDMUNDSON, Harold P. New methods in automatic extracting. <text:span text:style-name="T25">Journal of the ACM (JACM)</text:span>, 1969, vol. 16, no 2, p. 264-285.</text:p>
      <text:p text:style-name="P21"/>
      <text:p text:style-name="P8"><text:span text:style-name="T2">Aurélien Bossard. Contribution au résumé automatique multi-documents. Autre [cs.OH]. Université Paris-Nord - Paris XIII, 2010. Français. </text:span><text:a xlink:type="simple" xlink:href="https://www.theses.fr/" office:target-frame-name="_blank" xlink:show="new" text:style-name="Internet_20_link" text:visited-style-name="Visited_20_Internet_20_Link"><text:span text:style-name="T2">⟨NNT : ⟩</text:span></text:a><text:span text:style-name="T2">. </text:span><text:a xlink:type="simple" xlink:href="https://theses.hal.science/tel-00573567" office:target-frame-name="_blank" xlink:show="new" text:style-name="Internet_20_link" text:visited-style-name="Visited_20_Internet_20_Link"><text:span text:style-name="T2">⟨tel-00573567⟩</text:span></text:a></text:p>
      <text:p text:style-name="P25"/>
      <text:p text:style-name="P8"><text:span text:style-name="T2">Lin, C. Y. (2004, July). Rouge: A package for automatic evaluation of summaries. In </text:span><text:span text:style-name="T4">Text summarization branches out</text:span><text:span text:style-name="T2"> (pp. 74-81).</text:span></text:p>
      <text:p text:style-name="P8"><text:span text:style-name="T2">Hermann, K. M., Kocisky, T., Grefenstette, E., Espeholt, L., Kay, W., Suleyman, M., &amp; Blunsom, P. (2015). Teaching machines to read and comprehend. </text:span><text:span text:style-name="T4">Advances in neural information processing systems</text:span><text:span text:style-name="T2">, </text:span><text:span text:style-name="T4">28</text:span><text:span text:style-name="T2">.</text:span></text:p>
      <text:p text:style-name="P21"/>
      <text:p text:style-name="P33">Zhang, J., Zhao, Y., Saleh, M., &amp; Liu, P. (2020, November). Pegasus: Pre-training with extracted gap-sentences for abstractive summarization. In <text:span text:style-name="T25">International conference on machine learning</text:span> (pp. 11328-11339). PMLR.</text:p>
      <text:p text:style-name="P33"/>
      <text:p text:style-name="P33"><text:bookmark text:name="sbref0007"/>P. Bellot, V. Moriceau, J. Mothe, E. SanJuan, X. Tannier</text:p>
      <text:section text:style-name="Sect1" text:name="ref-id-sbref0007">
        <text:p text:style-name="Standard">INEX tweet contextualization task: Evaluation, results and lesson learned</text:p>
      </text:section>
      <text:p text:style-name="Standard">Information Processing and Management, 52 (5) (2016), pp. 801-819, <text:a xlink:type="simple" xlink:href="https://doi.org/10.1016/j.ipm.2016.03.002" office:target-frame-name="_blank" xlink:show="new" text:style-name="Internet_20_link" text:visited-style-name="Visited_20_Internet_20_Link">10.1016/j.ipm.2016.03.002</text:a></text:p>
      <text:p text:style-name="P86"/>
      <text:p text:style-name="P121"><text:soft-page-break/>=&gt; Introduction to the Special Issue on Summarization</text:p>
      <text:p text:style-name="P119"><text:a xlink:type="simple" xlink:href="https://aclanthology.org/J02-4001.pdf" text:style-name="Internet_20_link" text:visited-style-name="Visited_20_Internet_20_Link">https://aclanthology.org/J02-4001.pdf</text:a> </text:p>
      <text:p text:style-name="P119"/>
      <text:p text:style-name="P119">Yanjun Gao, Chen Sun, and Rebecca J. Passonneau. 2019. <text:a xlink:type="simple" xlink:href="https://aclanthology.org/K19-1038" text:style-name="Internet_20_link" text:visited-style-name="Visited_20_Internet_20_Link">Automated Pyramid Summarization Evaluation</text:a>. In <text:span text:style-name="T25">Proceedings of the 23rd Conference on Computational Natural Language Learning (CoNLL)</text:span>, pages 404–418, Hong Kong, China. Association for Computational Linguistics.</text:p>
      <text:p text:style-name="P15"/>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1:50:59.577485245</meta:creation-date>
    <dc:date>2024-09-23T14:14:04.852875590</dc:date>
    <meta:editing-duration>PT10H36M21S</meta:editing-duration>
    <meta:editing-cycles>30</meta:editing-cycles>
    <meta:generator>LibreOffice/7.3.7.2$Linux_X86_64 LibreOffice_project/30$Build-2</meta:generator>
    <meta:document-statistic meta:table-count="0" meta:image-count="0" meta:object-count="0" meta:page-count="10" meta:paragraph-count="182" meta:word-count="3335" meta:character-count="22031" meta:non-whitespace-character-count="18775"/>
  </office:meta>
</office:document-meta>
</file>